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276cm"/>
      <style:paragraph-properties style:writing-mode="lr-tb"/>
    </style:style>
    <style:style style:name="gr23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4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5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gr29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dash" draw:stroke-dash="Long_20_Dot"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7" style:family="graphic">
      <style:graphic-properties style:protect="size"/>
    </style:style>
    <style:style style:name="gr38" style:family="graphic" style:parent-style-name="Arrow_20_Line">
      <style:graphic-properties draw:textarea-vertical-align="middle" draw:line-distance="0.80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0" style:family="graphic" style:parent-style-name="standard">
      <style:graphic-properties draw:stroke="solid" svg:stroke-color="#c9211e" draw:fill="none" draw:fill-color="#ffffff" fo:min-height="1.27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2" style:family="graphic" style:parent-style-name="standard">
      <style:graphic-properties draw:fill-color="#c9211e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4" style:family="graphic" style:parent-style-name="standard">
      <style:graphic-properties draw:stroke="solid" svg:stroke-color="#c9211e" draw:fill="none" draw:fill-color="#ffffff" fo:min-height="0.766cm"/>
      <style:paragraph-properties style:writing-mode="lr-tb"/>
    </style:style>
    <style:style style:name="gr45" style:family="graphic" style:parent-style-name="standard">
      <style:graphic-properties draw:stroke="solid" svg:stroke-color="#c9211e" draw:fill="none" draw:fill-color="#ffffff" draw:textarea-vertical-align="top" fo:min-height="1.273cm"/>
      <style:paragraph-properties style:writing-mode="lr-tb"/>
    </style:style>
    <style:style style:name="gr46" style:family="graphic" style:parent-style-name="standard">
      <style:graphic-properties draw:stroke="solid" svg:stroke-color="#c9211e" draw:fill="none" draw:fill-color="#ffffff" fo:min-height="1.90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9" style:family="graphic" style:parent-style-name="standard">
      <style:graphic-properties draw:stroke="solid" svg:stroke-color="#ff4000" draw:fill="none" draw:fill-color="#ffffff" draw:textarea-vertical-align="top" fo:min-height="3.18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860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66666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color="#2a6099" fo:font-size="6pt" style:font-size-asian="6pt" style:font-size-complex="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style:font-size-asian="6pt" style:font-size-complex="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-color="#c9211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4000" fo:font-size="8pt" style:font-size-asian="8pt" style:font-size-complex="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color="#2a6099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8000" fo:font-size="8pt" style:font-size-asian="8pt" style:font-size-complex="8pt"/>
    </style:style>
    <style:style style:name="T4" style:family="text">
      <style:text-properties fo:color="#c9211e" fo:font-size="8pt" style:font-size-asian="8pt" style:font-size-complex="8pt"/>
    </style:style>
    <style:style style:name="T5" style:family="text">
      <style:text-properties fo:color="#00a933" fo:font-size="8pt" style:font-size-asian="8pt" style:font-size-complex="8pt"/>
    </style:style>
    <style:style style:name="T6" style:family="text">
      <style:text-properties fo:color="#00a933" fo:font-size="7pt" style:font-size-asian="7pt" style:font-size-complex="7pt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fo:font-size="6pt" style:font-size-asian="6pt" style:font-size-complex="6pt"/>
    </style:style>
    <style:style style:name="T13" style:family="text">
      <style:text-properties fo:color="#00a933" fo:font-size="9pt" style:font-size-asian="9pt" style:font-size-complex="9pt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8000" fo:font-size="9pt" style:font-size-asian="9pt" style:font-size-complex="9pt"/>
    </style:style>
    <style:style style:name="T16" style:family="text">
      <style:text-properties fo:color="#ff0000" fo:font-size="9pt" style:font-size-asian="9pt" style:font-size-complex="9pt"/>
    </style:style>
    <style:style style:name="T17" style:family="text">
      <style:text-properties fo:color="#c9211e" fo:font-size="9pt" style:font-size-asian="9pt" style:font-size-complex="9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4000" fo:font-size="8pt" style:font-size-asian="8pt" style:font-size-complex="8pt"/>
    </style:style>
    <style:style style:name="T20" style:family="text">
      <style:text-properties fo:color="#ff4000" fo:font-size="9pt" style:font-size-asian="9pt" style:font-size-complex="9pt"/>
    </style:style>
    <style:style style:name="T21" style:family="text">
      <style:text-properties fo:color="#2a6099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39cm" svg:y1="8.128cm" svg:x2="32.407cm" svg:y2="8.128cm">
          <text:p/>
        </draw:line>
        <draw:frame draw:style-name="gr2" draw:text-style-name="P2" draw:layer="layout" svg:width="1.431cm" svg:height="2.031cm" svg:x="0cm" svg:y="7.239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0.65cm" svg:y1="7.747cm" svg:x2="0.65cm" svg:y2="8.636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2.732cm" svg:y1="7.874cm" svg:x2="2.732cm" svg:y2="8.382cm">
          <text:p/>
        </draw:line>
        <draw:line draw:style-name="gr3" draw:text-style-name="P3" draw:layer="layout" svg:x1="10.539cm" svg:y1="7.874cm" svg:x2="10.539cm" svg:y2="8.382cm">
          <text:p/>
        </draw:line>
        <draw:line draw:style-name="gr3" draw:text-style-name="P3" draw:layer="layout" svg:x1="8.587cm" svg:y1="7.62cm" svg:x2="8.587cm" svg:y2="8.636cm">
          <text:p/>
        </draw:line>
        <draw:line draw:style-name="gr3" draw:text-style-name="P3" draw:layer="layout" svg:x1="6.635cm" svg:y1="7.874cm" svg:x2="6.635cm" svg:y2="8.382cm">
          <text:p/>
        </draw:line>
        <draw:line draw:style-name="gr3" draw:text-style-name="P3" draw:layer="layout" svg:x1="14.443cm" svg:y1="7.874cm" svg:x2="14.443cm" svg:y2="8.382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16.395cm" svg:y1="7.62cm" svg:x2="16.395cm" svg:y2="8.636cm">
          <text:p/>
        </draw:line>
        <draw:line draw:style-name="gr3" draw:text-style-name="P3" draw:layer="layout" svg:x1="18.347cm" svg:y1="7.874cm" svg:x2="18.347cm" svg:y2="8.382cm">
          <text:p/>
        </draw:line>
        <draw:line draw:style-name="gr3" draw:text-style-name="P3" draw:layer="layout" svg:x1="4.684cm" svg:y1="7.874cm" svg:x2="4.684cm" svg:y2="8.382cm">
          <text:p/>
        </draw:line>
        <draw:line draw:style-name="gr3" draw:text-style-name="P3" draw:layer="layout" svg:x1="20.298cm" svg:y1="7.874cm" svg:x2="20.298cm" svg:y2="8.382cm">
          <text:p/>
        </draw:line>
        <draw:frame draw:style-name="gr2" draw:text-style-name="P2" draw:layer="layout" svg:width="1.431cm" svg:height="2.031cm" svg:x="15.744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2" draw:layer="layout" svg:width="1.431cm" svg:height="2.132cm" svg:x="23.552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22.25cm" svg:y1="7.874cm" svg:x2="22.25cm" svg:y2="8.382cm">
          <text:p/>
        </draw:line>
        <draw:line draw:style-name="gr3" draw:text-style-name="P3" draw:layer="layout" svg:x1="24.202cm" svg:y1="7.62cm" svg:x2="24.202cm" svg:y2="8.509cm">
          <text:p/>
        </draw:line>
        <draw:line draw:style-name="gr3" draw:text-style-name="P3" draw:layer="layout" svg:x1="26.154cm" svg:y1="7.874cm" svg:x2="26.154cm" svg:y2="8.382cm">
          <text:p/>
        </draw:line>
        <draw:line draw:style-name="gr3" draw:text-style-name="P3" draw:layer="layout" svg:x1="28.106cm" svg:y1="7.874cm" svg:x2="28.106cm" svg:y2="8.382cm">
          <text:p/>
        </draw:line>
        <draw:custom-shape draw:style-name="gr5" draw:text-style-name="P4" draw:layer="layout" svg:width="0.26cm" svg:height="0.254cm" svg:x="1.69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3.64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59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54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49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1.4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3.40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5.35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7.30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9.25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1.2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3.16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5.11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20.429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8.328cm" svg:height="1.397cm" svg:x="20.689cm" svg:y="1.016cm">
          <draw:text-box>
            <text:p><text:span text:style-name="T2">Medici</text:span><text:span text:style-name="T2">ón que </text:span><text:span text:style-name="T2">se </text:span><text:span text:style-name="T2">debe </text:span><text:span text:style-name="T2">realiza</text:span><text:span text:style-name="T2">r, </text:span><text:span text:style-name="T2">según </text:span><text:span text:style-name="T2">norma.</text:span></text:p>
            <text:p><text:span text:style-name="T1">En </text:span><text:span text:style-name="T1">verde si </text:span><text:span text:style-name="T1">está </text:span><text:span text:style-name="T1">bien, en </text:span><text:span text:style-name="T1">naranja </text:span><text:span text:style-name="T1">si está </text:span><text:span text:style-name="T1">más o </text:span><text:span text:style-name="T1">menos, </text:span><text:span text:style-name="T1">en rojo </text:span><text:span text:style-name="T1">si no </text:span><text:span text:style-name="T1">está </text:span></text:p>
          </draw:text-box>
        </draw:frame>
        <draw:frame draw:style-name="gr10" draw:text-style-name="P9" draw:layer="layout" svg:width="1.952cm" svg:height="1.397cm" svg:x="0.78cm" svg:y="10.287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1" draw:text-style-name="P9" draw:layer="layout" svg:width="1.822cm" svg:height="1.523cm" svg:x="4.814cm" svg:y="10.287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2" draw:text-style-name="P10" draw:layer="layout" svg:width="1.822cm" svg:height="2.159cm" svg:x="2.862cm" svg:y="10.287cm">
          <draw:text-box>
            <text:p><text:span text:style-name="T4">Por </text:span><text:span text:style-name="T4">alguna </text:span><text:span text:style-name="T4">extraña </text:span><text:span text:style-name="T4">razón, </text:span><text:span text:style-name="T4">midió 0 </text:span><text:span text:style-name="T4">ppm.</text:span></text:p>
          </draw:text-box>
        </draw:frame>
        <draw:frame draw:style-name="gr13" draw:text-style-name="P11" draw:layer="layout" svg:width="1.692cm" svg:height="1.016cm" svg:x="6.766cm" svg:y="10.287cm">
          <draw:text-box>
            <text:p><text:span text:style-name="T5">Medición </text:span><text:span text:style-name="T5">correcta.</text:span></text:p>
          </draw:text-box>
        </draw:frame>
        <draw:frame draw:style-name="gr14" draw:text-style-name="P11" draw:layer="layout" svg:width="1.822cm" svg:height="3.637cm" svg:x="8.718cm" svg:y="10.287cm">
          <draw:text-box>
            <text:p><text:span text:style-name="T5">Medición </text:span><text:span text:style-name="T5">correcta. </text:span><text:span text:style-name="T6">1,2,3 </text:span><text:span text:style-name="T6">midieron </text:span><text:span text:style-name="T6">bien, el </text:span><text:span text:style-name="T6">4to midió </text:span><text:span text:style-name="T6">0ppm pero </text:span><text:span text:style-name="T6">estaba </text:span><text:span text:style-name="T6">despierta </text:span><text:span text:style-name="T6">y lo medí </text:span><text:span text:style-name="T6">aparte y </text:span><text:span text:style-name="T6">los junté.</text:span></text:p>
          </draw:text-box>
        </draw:frame>
        <draw:frame draw:style-name="gr13" draw:text-style-name="P11" draw:layer="layout" svg:width="1.822cm" svg:height="1.016cm" svg:x="10.67cm" svg:y="10.287cm">
          <draw:text-box>
            <text:p><text:span text:style-name="T5">Medición </text:span><text:span text:style-name="T5">correcta.</text:span></text:p>
          </draw:text-box>
        </draw:frame>
        <draw:line draw:style-name="gr15" draw:text-style-name="P3" draw:layer="layout" svg:x1="8.588cm" svg:y1="5.588cm" svg:x2="8.588cm" svg:y2="12.7cm">
          <text:p/>
        </draw:line>
        <draw:frame draw:style-name="gr16" draw:text-style-name="P13" draw:layer="layout" svg:width="2.342cm" svg:height="1.115cm" svg:x="7.417cm" svg:y="8.664cm">
          <draw:text-box>
            <text:p text:style-name="P12"><text:span text:style-name="T7">20 h</text:span></text:p>
            <text:p text:style-name="P12"><text:span text:style-name="T7">Mudan</text:span><text:span text:style-name="T7">za</text:span></text:p>
          </draw:text-box>
        </draw:frame>
        <draw:line draw:style-name="gr17" draw:text-style-name="P3" draw:layer="layout" svg:x1="1.821cm" svg:y1="7.366cm" svg:x2="1.821cm" svg:y2="9.017cm">
          <text:p/>
        </draw:line>
        <draw:frame draw:style-name="gr18" draw:text-style-name="P14" draw:layer="layout" svg:width="1.692cm" svg:height="1.275cm" svg:x="0.91cm" svg:y="6.096cm">
          <draw:text-box>
            <text:p><text:span text:style-name="T8">23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8.718cm" svg:y="6.223cm">
          <draw:text-box>
            <text:p><text:span text:style-name="T8">24/03</text:span></text:p>
            <text:p><text:span text:style-name="T8">00 hs</text:span></text:p>
          </draw:text-box>
        </draw:frame>
        <draw:line draw:style-name="gr17" draw:text-style-name="P3" draw:layer="layout" svg:x1="9.628cm" svg:y1="7.493cm" svg:x2="9.628cm" svg:y2="8.89cm">
          <text:p/>
        </draw:line>
        <draw:measure draw:style-name="gr19" draw:text-style-name="P15" draw:layer="layout" svg:x1="0.65cm" svg:y1="6.35cm" svg:x2="8.588cm" svg:y2="6.334cm">
          <text:p text:style-name="P15"><text:measure text:kind="gap"/></text:p>
        </draw:measure>
        <draw:measure draw:style-name="gr19" draw:text-style-name="P15" draw:layer="layout" svg:x1="8.588cm" svg:y1="6.334cm" svg:x2="16.395cm" svg:y2="6.35cm">
          <text:p text:style-name="P15"><text:measure text:kind="gap"/></text:p>
        </draw:measure>
        <draw:frame draw:style-name="gr20" draw:text-style-name="P16" draw:layer="layout" svg:width="26.935cm" svg:height="0.853cm" svg:x="3.513cm" svg:y="4.953cm">
          <draw:text-box>
            <text:p><text:span text:style-name="T9">Día 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4</text:span></text:p>
          </draw:text-box>
        </draw:frame>
        <draw:measure draw:style-name="gr19" draw:text-style-name="P15" draw:layer="layout" svg:x1="16.397cm" svg:y1="6.35cm" svg:x2="24.335cm" svg:y2="6.334cm">
          <text:p text:style-name="P15"><text:measure text:kind="gap"/></text:p>
        </draw:measure>
        <draw:frame draw:style-name="gr21" draw:text-style-name="P17" draw:layer="layout" svg:width="5.075cm" svg:height="0.801cm" svg:x="3.383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1" draw:text-style-name="P17" draw:layer="layout" svg:width="5.075cm" svg:height="0.801cm" svg:x="11.19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2" draw:text-style-name="P19" draw:layer="layout" svg:width="13.41cm" svg:height="0.526cm" svg:x="18.997cm" svg:y="7.493cm">
          <draw:text-box>
            <text:p text:style-name="P18"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text:span text:style-name="T11"><text:tab/></text:span><text:span text:style-name="T11"><text:tab/></text:span><text:span text:style-name="T11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18" draw:text-style-name="P14" draw:layer="layout" svg:width="1.692cm" svg:height="1.275cm" svg:x="16.785cm" svg:y="6.35cm">
          <draw:text-box>
            <text:p><text:span text:style-name="T8">25/03</text:span></text:p>
            <text:p><text:span text:style-name="T8">00 hs</text:span></text:p>
          </draw:text-box>
        </draw:frame>
        <draw:line draw:style-name="gr17" draw:text-style-name="P3" draw:layer="layout" svg:x1="17.436cm" svg:y1="7.62cm" svg:x2="17.436cm" svg:y2="8.89cm">
          <text:p/>
        </draw:line>
        <draw:frame draw:style-name="gr23" draw:text-style-name="P11" draw:layer="layout" svg:width="1.822cm" svg:height="1.205cm" svg:x="14.573cm" svg:y="10.289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12" draw:text-style-name="P10" draw:layer="layout" svg:width="1.822cm" svg:height="2.159cm" svg:x="12.621cm" svg:y="10.287cm">
          <draw:text-box>
            <text:p><text:span text:style-name="T4">Se me </text:span><text:span text:style-name="T4">apagó la </text:span><text:span text:style-name="T4">compu </text:span><text:span text:style-name="T4">en medio </text:span><text:span text:style-name="T4">de la </text:span><text:span text:style-name="T4">medición</text:span></text:p>
          </draw:text-box>
        </draw:frame>
        <draw:line draw:style-name="gr24" draw:text-style-name="P3" draw:layer="layout" svg:x1="12.491cm" svg:y1="10.033cm" svg:x2="12.491cm" svg:y2="14.351cm">
          <text:p/>
        </draw:line>
        <draw:frame draw:style-name="gr25" draw:text-style-name="P20" draw:layer="layout" svg:width="2.472cm" svg:height="0.963cm" svg:x="11.32cm" svg:y="14.023cm">
          <draw:text-box>
            <text:p text:style-name="P12"><text:span text:style-name="T1">10 am</text:span></text:p>
            <text:p text:style-name="P12"><text:span text:style-name="T1">Riego y </text:span><text:span text:style-name="T1">fotos</text:span></text:p>
          </draw:text-box>
        </draw:frame>
        <draw:frame draw:style-name="gr26" draw:text-style-name="P21" draw:layer="layout" svg:width="1.041cm" svg:height="0.635cm" svg:x="1.171cm" svg:y="11.811cm">
          <draw:text-box>
            <text:p><text:span text:style-name="T12">(1)</text:span></text:p>
          </draw:text-box>
        </draw:frame>
        <draw:frame draw:style-name="gr26" draw:text-style-name="P21" draw:layer="layout" svg:width="1.041cm" svg:height="0.635cm" svg:x="5.204cm" svg:y="11.938cm">
          <draw:text-box>
            <text:p><text:span text:style-name="T12">(2)</text:span></text:p>
          </draw:text-box>
        </draw:frame>
        <draw:frame draw:style-name="gr27" draw:text-style-name="P21" draw:layer="layout" svg:width="0.781cm" svg:height="0.727cm" svg:x="7.156cm" svg:y="11.557cm">
          <draw:text-box>
            <text:p><text:span text:style-name="T12">(3)</text:span></text:p>
          </draw:text-box>
        </draw:frame>
        <draw:frame draw:style-name="gr27" draw:text-style-name="P21" draw:layer="layout" svg:width="0.781cm" svg:height="0.727cm" svg:x="9.238cm" svg:y="14.005cm">
          <draw:text-box>
            <text:p><text:span text:style-name="T12">(4)</text:span></text:p>
          </draw:text-box>
        </draw:frame>
        <draw:frame draw:style-name="gr27" draw:text-style-name="P21" draw:layer="layout" svg:width="0.781cm" svg:height="0.727cm" svg:x="11.06cm" svg:y="11.43cm">
          <draw:text-box>
            <text:p><text:span text:style-name="T12">(5)</text:span></text:p>
          </draw:text-box>
        </draw:frame>
        <draw:frame draw:style-name="gr28" draw:text-style-name="P21" draw:layer="layout" svg:width="2.212cm" svg:height="1.201cm" svg:x="15.094cm" svg:y="11.592cm">
          <draw:text-box>
            <text:p><text:span text:style-name="T12">(6)</text:span></text:p>
            <text:p><text:span text:style-name="T13"><text:s text:c="8"/></text:span><text:span text:style-name="T13">21h</text:span></text:p>
          </draw:text-box>
        </draw:frame>
        <draw:frame draw:style-name="gr23" draw:text-style-name="P11" draw:layer="layout" svg:width="1.822cm" svg:height="1.205cm" svg:x="16.525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18.477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15.484cm" svg:y="12.319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7" draw:text-style-name="P21" draw:layer="layout" svg:width="0.781cm" svg:height="0.727cm" svg:x="16.005cm" svg:y="13.46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8.737cm" svg:y="11.59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6.785cm" svg:y="11.592cm">
          <draw:text-box>
            <text:p><text:span text:style-name="T12">(6)</text:span></text:p>
          </draw:text-box>
        </draw:frame>
        <draw:line draw:style-name="gr29" draw:text-style-name="P3" draw:layer="layout" svg:x1="1.821cm" svg:y1="9.906cm" svg:x2="1.821cm" svg:y2="9.017cm">
          <text:p/>
        </draw:line>
        <draw:line draw:style-name="gr29" draw:text-style-name="P3" draw:layer="layout" svg:x1="5.725cm" svg:y1="9.906cm" svg:x2="5.725cm" svg:y2="9.017cm">
          <text:p/>
        </draw:line>
        <draw:line draw:style-name="gr29" draw:text-style-name="P3" draw:layer="layout" svg:x1="11.58cm" svg:y1="9.906cm" svg:x2="11.58cm" svg:y2="9.017cm">
          <text:p/>
        </draw:line>
        <draw:line draw:style-name="gr29" draw:text-style-name="P3" draw:layer="layout" svg:x1="9.629cm" svg:y1="9.906cm" svg:x2="9.629cm" svg:y2="9.017cm">
          <text:p/>
        </draw:line>
        <draw:line draw:style-name="gr30" draw:text-style-name="P3" draw:layer="layout" svg:x1="7.547cm" svg:y1="9.906cm" svg:x2="7.547cm" svg:y2="9.017cm">
          <text:p/>
        </draw:line>
        <draw:line draw:style-name="gr31" draw:text-style-name="P3" draw:layer="layout" svg:x1="15.484cm" svg:y1="9.906cm" svg:x2="15.484cm" svg:y2="9.017cm">
          <text:p/>
        </draw:line>
        <draw:line draw:style-name="gr31" draw:text-style-name="P3" draw:layer="layout" svg:x1="17.436cm" svg:y1="9.906cm" svg:x2="17.436cm" svg:y2="9.017cm">
          <text:p/>
        </draw:line>
        <draw:line draw:style-name="gr31" draw:text-style-name="P3" draw:layer="layout" svg:x1="19.388cm" svg:y1="9.906cm" svg:x2="19.388cm" svg:y2="9.017cm">
          <text:p/>
        </draw:line>
        <draw:frame draw:style-name="gr23" draw:text-style-name="P11" draw:layer="layout" svg:width="1.822cm" svg:height="1.205cm" svg:x="20.429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2.381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4.332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18" draw:text-style-name="P14" draw:layer="layout" svg:width="1.692cm" svg:height="1.275cm" svg:x="24.477cm" svg:y="6.42cm">
          <draw:text-box>
            <text:p><text:span text:style-name="T8">26/03</text:span></text:p>
            <text:p><text:span text:style-name="T8">00 hs</text:span></text:p>
          </draw:text-box>
        </draw:frame>
        <draw:line draw:style-name="gr32" draw:text-style-name="P3" draw:layer="layout" svg:x1="25.243cm" svg:y1="7.493cm" svg:x2="25.243cm" svg:y2="8.763cm">
          <text:p/>
        </draw:line>
        <draw:frame draw:style-name="gr33" draw:text-style-name="P22" draw:layer="layout" svg:width="12.101cm" svg:height="0.727cm" svg:x="20.819cm" svg:y="11.592cm">
          <draw:text-box>
            <text:p text:style-name="P18"><text:span text:style-name="T14">(7)</text:span><text:span text:style-name="T14"><text:tab/></text:span><text:span text:style-name="T14"> <text:s text:c="10"/>(7)</text:span><text:span text:style-name="T14"><text:tab/></text:span><text:span text:style-name="T14"><text:tab/></text:span><text:span text:style-name="T14">(7)</text:span><text:span text:style-name="T14"><text:tab/></text:span><text:span text:style-name="T14"> <text:s text:c="11"/>(7)</text:span><text:span text:style-name="T14"><text:tab/></text:span><text:span text:style-name="T14"> <text:s text:c="9"/></text:span><text:span text:style-name="T14"><text:tab/></text:span><text:span text:style-name="T14"> (7)</text:span><text:span text:style-name="T14"><text:tab/></text:span><text:span text:style-name="T14"> <text:s text:c="13"/></text:span><text:span text:style-name="T12">(8)</text:span></text:p>
          </draw:text-box>
        </draw:frame>
        <draw:frame draw:style-name="gr23" draw:text-style-name="P11" draw:layer="layout" svg:width="1.822cm" svg:height="1.205cm" svg:x="26.284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8.366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3.291cm" svg:y="12.384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custom-shape draw:style-name="gr8" draw:text-style-name="P7" draw:layer="layout" svg:width="0.26cm" svg:height="0.254cm" svg:x="27.06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9.01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96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0.058cm" svg:y1="7.874cm" svg:x2="30.058cm" svg:y2="8.382cm">
          <text:p/>
        </draw:line>
        <draw:frame draw:style-name="gr34" draw:text-style-name="P23" draw:layer="layout" svg:width="1.431cm" svg:height="0.635cm" svg:x="23.552cm" svg:y="11.938cm">
          <draw:text-box>
            <text:p text:style-name="P18"><text:span text:style-name="T13">20.30</text:span></text:p>
          </draw:text-box>
        </draw:frame>
        <draw:frame draw:style-name="gr27" draw:text-style-name="P21" draw:layer="layout" svg:width="0.781cm" svg:height="0.727cm" svg:x="23.812cm" svg:y="13.589cm">
          <draw:text-box>
            <text:p><text:span text:style-name="T12">(7)</text:span></text:p>
          </draw:text-box>
        </draw:frame>
        <draw:line draw:style-name="gr31" draw:text-style-name="P3" draw:layer="layout" svg:x1="27.065cm" svg:y1="9.779cm" svg:x2="27.065cm" svg:y2="8.89cm">
          <text:p/>
        </draw:line>
        <draw:line draw:style-name="gr31" draw:text-style-name="P3" draw:layer="layout" svg:x1="29.147cm" svg:y1="9.779cm" svg:x2="29.147cm" svg:y2="8.89cm">
          <text:p/>
        </draw:line>
        <draw:line draw:style-name="gr30" draw:text-style-name="P3" draw:layer="layout" svg:x1="25.243cm" svg:y1="9.779cm" svg:x2="25.243cm" svg:y2="8.89cm">
          <text:p/>
        </draw:line>
        <draw:frame draw:style-name="gr27" draw:text-style-name="P21" draw:layer="layout" svg:width="0.781cm" svg:height="0.727cm" svg:x="20.169cm" svg:y="2.413cm">
          <draw:text-box>
            <text:p><text:span text:style-name="T12">(6)</text:span></text:p>
          </draw:text-box>
        </draw:frame>
        <draw:frame draw:style-name="gr9" draw:text-style-name="P8" draw:layer="layout" svg:width="8.328cm" svg:height="1.397cm" svg:x="20.689cm" svg:y="2.413cm">
          <draw:text-box>
            <text:p><text:span text:style-name="T2">Númer</text:span><text:span text:style-name="T2">o de </text:span><text:span text:style-name="T2">refere</text:span><text:span text:style-name="T2">ncia </text:span><text:span text:style-name="T2">en </text:span><text:span text:style-name="T2">“NOTA</text:span><text:span text:style-name="T2">”.</text:span></text:p>
            <text:p><text:span text:style-name="T1">Allí se </text:span><text:span text:style-name="T1">especifi</text:span><text:span text:style-name="T1">ca la </text:span><text:span text:style-name="T1">carpeta, </text:span><text:span text:style-name="T1">hora, </text:span><text:span text:style-name="T1">estado </text:span><text:span text:style-name="T1">de </text:span><text:span text:style-name="T1">medició</text:span><text:span text:style-name="T1">n, etc.</text:span></text:p>
          </draw:text-box>
        </draw:frame>
        <draw:frame draw:style-name="gr25" draw:text-style-name="P2" draw:layer="layout" svg:width="31.242cm" svg:height="0.963cm" svg:x="1.27cm" svg:y="9.705cm">
          <draw:text-box>
            <text:p><text:span text:style-name="T15">00 h</text:span><text:span text:style-name="T15"><text:tab/></text:span><text:span text:style-name="T15"> <text:s text:c="5"/></text:span><text:span text:style-name="T16">06 h</text:span><text:span text:style-name="T16"><text:tab/></text:span><text:span text:style-name="T16"><text:tab/></text:span><text:span text:style-name="T1"> </text:span><text:span text:style-name="T15">11 h</text:span><text:span text:style-name="T15"><text:tab/></text:span><text:span text:style-name="T1"> <text:s text:c="7"/></text:span><text:span text:style-name="T13">15 </text:span><text:span text:style-name="T13">h</text:span><text:span text:style-name="T13"><text:tab/></text:span><text:span text:style-name="T13"> <text:s text:c="2"/>2 h</text:span><text:span text:style-name="T13"><text:tab/></text:span><text:span text:style-name="T13"> <text:s text:c="5"/>6.30</text:span><text:span text:style-name="T13"><text:tab/></text:span><text:span text:style-name="T13"><text:tab/></text:span><text:span text:style-name="T13"><text:tab/></text:span><text:span text:style-name="T13"> <text:s text:c="9"/>17 </text:span><text:span text:style-name="T13">h</text:span><text:span text:style-name="T13"><text:tab/></text:span><text:span text:style-name="T13"> <text:s text:c="2"/>01 h</text:span><text:span text:style-name="T13"><text:tab/></text:span><text:span text:style-name="T13"> <text:s text:c="12"/></text:span><text:span text:style-name="T13">5h</text:span><text:span text:style-name="T13"><text:tab/></text:span><text:span text:style-name="T13"> <text:s text:c="2"/></text:span><text:span text:style-name="T13">10.30h</text:span><text:span text:style-name="T13"><text:tab/></text:span><text:span text:style-name="T13"><text:tab/></text:span><text:span text:style-name="T13">15.30</text:span><text:span text:style-name="T13"><text:tab/></text:span><text:span text:style-name="T13"> <text:s text:c="4"/></text:span><text:span text:style-name="T13">01:30</text:span><text:span text:style-name="T13"><text:tab/></text:span><text:span text:style-name="T13"><text:tab/></text:span><text:span text:style-name="T13">6:30</text:span><text:span text:style-name="T13"><text:tab/></text:span><text:span text:style-name="T13"> <text:s text:c="7"/></text:span><text:span text:style-name="T13">11:30</text:span></text:p>
          </draw:text-box>
        </draw:frame>
        <draw:measure draw:style-name="gr19" draw:text-style-name="P15" draw:layer="layout" svg:x1="24.337cm" svg:y1="6.35cm" svg:x2="32.275cm" svg:y2="6.334cm">
          <text:p text:style-name="P15"><text:measure text:kind="gap"/></text:p>
        </draw:measure>
        <draw:frame draw:style-name="gr35" draw:text-style-name="P16" draw:layer="layout" svg:width="3.302cm" svg:height="0.725cm" svg:x="28.956cm" svg:y="14.007cm">
          <draw:text-box>
            <text:p><text:span text:style-name="T9">sigue </text:span><text:span text:style-name="T9">--&gt;</text:span></text:p>
          </draw:text-box>
        </draw:frame>
        <draw:frame draw:style-name="gr36" draw:text-style-name="P24" draw:layer="layout" svg:width="2.032cm" svg:height="1.187cm" svg:x="29.718cm" svg:y="14.224cm">
          <draw:text-box>
            <text:p/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7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8/03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9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30/03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8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13" draw:text-style-name="P11" draw:layer="layout" svg:width="1.692cm" svg:height="1.016cm" svg:x="0.508cm" svg:y="6.35cm">
          <draw:text-box>
            <text:p><text:span text:style-name="T5">Medición </text:span><text:span text:style-name="T5">correcta.</text:span></text:p>
          </draw:text-box>
        </draw:frame>
        <draw:frame draw:style-name="gr25" draw:text-style-name="P2" draw:layer="layout" svg:width="31.242cm" svg:height="0.963cm" svg:x="0.762cm" svg:y="5.842cm">
          <draw:text-box>
            <text:p><text:span text:style-name="T13">18 h</text:span><text:span text:style-name="T13"><text:tab/></text:span><text:span text:style-name="T13"> <text:s text:c="5"/>00 h</text:span><text:span text:style-name="T13"><text:tab/></text:span><text:span text:style-name="T13"><text:tab/></text:span><text:span text:style-name="T13"> 06 h</text:span><text:span text:style-name="T15"><text:tab/></text:span><text:span text:style-name="T1"> <text:s text:c="7"/></text:span><text:span text:style-name="T13">12 </text:span><text:span text:style-name="T13">h</text:span><text:span text:style-name="T13"><text:tab/></text:span><text:span text:style-name="T13"> <text:s text:c="2"/>18 h</text:span><text:span text:style-name="T13"><text:tab/></text:span><text:span text:style-name="T13"><text:tab/></text:span><text:span text:style-name="T13"><text:tab/></text:span><text:span text:style-name="T13"> <text:s text:c="4"/>8 h</text:span><text:span text:style-name="T13"><text:tab/></text:span><text:span text:style-name="T13"> <text:s text:c="9"/>14 </text:span><text:span text:style-name="T13">h</text:span><text:span text:style-name="T13"><text:tab/></text:span><text:span text:style-name="T13"> <text:s text:c="2"/>20 h</text:span><text:span text:style-name="T13"><text:tab/></text:span><text:span text:style-name="T13"> <text:s text:c="12"/></text:span><text:span text:style-name="T13"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14 h</text:span><text:span text:style-name="T13"><text:tab/></text:span><text:span text:style-name="T13"> <text:s text:c="5"/>20 h</text:span><text:span text:style-name="T13"><text:tab/></text:span><text:span text:style-name="T13"><text:tab/></text:span><text:span text:style-name="T13">02 h</text:span><text:span text:style-name="T13"><text:tab/></text:span><text:span text:style-name="T13"> <text:s text:c="7"/>08 </text:span><text:span text:style-name="T13">h</text:span><text:span text:style-name="T13"><text:tab/></text:span><text:span text:style-name="T13"> <text:s text:c="3"/>14h</text:span></text:p>
          </draw:text-box>
        </draw:frame>
        <draw:frame draw:style-name="gr39" draw:text-style-name="P22" draw:layer="layout" svg:width="9.307cm" svg:height="0.727cm" svg:x="0.853cm" svg:y="7.401cm">
          <draw:text-box>
            <text:p text:style-name="P18"><text:span text:style-name="T14">(8)</text:span><text:span text:style-name="T14"><text:tab/></text:span><text:span text:style-name="T14"> <text:s text:c="10"/>(8)</text:span><text:span text:style-name="T14"><text:tab/></text:span><text:span text:style-name="T14"><text:tab/></text:span><text:span text:style-name="T14">(8)</text:span><text:span text:style-name="T14"><text:tab/></text:span><text:span text:style-name="T14"> <text:s text:c="11"/>(8)</text:span><text:span text:style-name="T14"><text:tab/></text:span><text:span text:style-name="T14"><text:tab/></text:span><text:span text:style-name="T14"> <text:s text:c="5"/>(8)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382cm" svg:y="6.35cm">
          <draw:text-box>
            <text:p><text:span text:style-name="T5">Medición </text:span><text:span text:style-name="T5">correcta.</text:span></text:p>
          </draw:text-box>
        </draw:frame>
        <draw:frame draw:style-name="gr40" draw:text-style-name="P10" draw:layer="layout" svg:width="1.692cm" svg:height="1.523cm" svg:x="10.414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1" draw:text-style-name="P22" draw:layer="layout" svg:width="19.05cm" svg:height="0.727cm" svg:x="12.7cm" svg:y="7.401cm">
          <draw:text-box>
            <text:p text:style-name="P18"><text:span text:style-name="T14">(9)</text:span><text:span text:style-name="T14"><text:tab/></text:span><text:span text:style-name="T14"> <text:s text:c="10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1"/>(10)</text:span><text:span text:style-name="T14"><text:tab/></text:span><text:span text:style-name="T14"> <text:s text:c="9"/></text:span><text:span text:style-name="T14"><text:tab/></text:span><text:span text:style-name="T14"> (10)</text:span><text:span text:style-name="T14"><text:tab/></text:span><text:span text:style-name="T14"> <text:s text:c="15"/></text:span><text:span text:style-name="T14">(10)</text:span><text:span text:style-name="T14"><text:tab/></text:span><text:span text:style-name="T14"> <text:s text:c="3"/>(10)</text:span><text:span text:style-name="T14"><text:tab/></text:span><text:span text:style-name="T14"> <text:s text:c="17"/></text:span><text:span text:style-name="T14">(10)</text:span><text:span text:style-name="T14"><text:tab/></text:span><text:span text:style-name="T14"> <text:s text:c="6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2.09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7.9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972cm" svg:y="6.38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31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1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2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3/04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9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1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7">20 h</text:span><text:span text:style-name="T17"><text:tab/></text:span><text:span text:style-name="T17"> <text:s text:c="5"/>02 h</text:span><text:span text:style-name="T17"><text:tab/></text:span><text:span text:style-name="T17"><text:tab/></text:span><text:span text:style-name="T17"> 08 h</text:span><text:span text:style-name="T17"><text:tab/></text:span><text:span text:style-name="T17"> <text:s text:c="7"/>14 </text:span><text:span text:style-name="T17">h</text:span><text:span text:style-name="T17"><text:tab/></text:span><text:span text:style-name="T17"> <text:s text:c="2"/>20 h</text:span><text:span text:style-name="T17"><text:tab/></text:span><text:span text:style-name="T13"><text:tab/></text:span><text:span text:style-name="T13">02h</text:span><text:span text:style-name="T13"><text:tab/></text:span><text:span text:style-name="T13"> <text:s text:c="4"/>8 h</text:span><text:span text:style-name="T13"><text:tab/></text:span><text:span text:style-name="T13"> <text:s text:c="9"/>14 </text:span><text:span text:style-name="T13">h</text:span><text:span text:style-name="T13"><text:tab/></text:span><text:span text:style-name="T13"> <text:s text:c="2"/>20 h</text:span><text:span text:style-name="T13"><text:tab/></text:span><text:span text:style-name="T13"> <text:s text:c="12"/></text:span><text:span text:style-name="T13"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<text:tab/></text:span><text:span text:style-name="T13"> <text:s text:c="5"/></text:span><text:span text:style-name="T13">16.30 h</text:span><text:span text:style-name="T13"><text:tab/></text:span><text:span text:style-name="T13">23.30</text:span><text:span text:style-name="T13"><text:tab/></text:span><text:span text:style-name="T13"><text:tab/></text:span><text:span text:style-name="T13"> <text:s/></text:span><text:span text:style-name="T13"><text:tab/></text:span><text:span text:style-name="T13">13.30h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3" draw:text-style-name="P22" draw:layer="layout" svg:width="20.828cm" svg:height="0.727cm" svg:x="10.922cm" svg:y="7.401cm">
          <draw:text-box>
            <text:p text:style-name="P18"><text:span text:style-name="T14">(11)</text:span><text:span text:style-name="T14"><text:tab/></text:span><text:span text:style-name="T14"> <text:s text:c="10"/>(11)</text:span><text:span text:style-name="T14"><text:tab/></text:span><text:span text:style-name="T14"><text:tab/></text:span><text:span text:style-name="T14">(11)</text:span><text:span text:style-name="T14"><text:tab/></text:span><text:span text:style-name="T14"> <text:s text:c="11"/>(11)</text:span><text:span text:style-name="T14"><text:tab/></text:span><text:span text:style-name="T14"> <text:s text:c="9"/></text:span><text:span text:style-name="T14"><text:tab/></text:span><text:span text:style-name="T14"> (11) <text:s text:c="14"/></text:span><text:span text:style-name="T14"><text:s text:c="11"/>(11)</text:span><text:span text:style-name="T14"><text:tab/></text:span><text:span text:style-name="T14"><text:tab/></text:span><text:span text:style-name="T14"><text:tab/></text:span><text:span text:style-name="T14"> <text:s text:c="11"/>(12) <text:s text:c="2"/></text:span><text:span text:style-name="T14"><text:tab/></text:span><text:span text:style-name="T14">(13)</text:span><text:span text:style-name="T14"><text:tab/></text:span><text:span text:style-name="T14"><text:tab/></text:span><text:span text:style-name="T14"><text:tab/></text:span><text:span text:style-name="T14"> <text:s text:c="6"/>(14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</text:span><text:span text:style-name="T5">correcta.</text:span></text:p>
          </draw:text-box>
        </draw:frame>
        <draw:frame draw:style-name="gr44" draw:text-style-name="P10" draw:layer="layout" svg:width="1.692cm" svg:height="1.016cm" svg:x="22.098cm" svg:y="6.35cm">
          <draw:text-box>
            <text:p><text:span text:style-name="T4">Medición </text:span><text:span text:style-name="T4">perdid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972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6.35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4.318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2.286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0.254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8.382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46" draw:text-style-name="P10" draw:layer="layout" svg:width="1.692cm" svg:height="2.159cm" svg:x="28.026cm" svg:y="6.35cm">
          <draw:text-box>
            <text:p><text:span text:style-name="T4">Medición </text:span><text:span text:style-name="T4">perdida. </text:span><text:span text:style-name="T4">Marcó </text:span><text:span text:style-name="T4">0ppm en </text:span><text:span text:style-name="T4">la última </text:span><text:span text:style-name="T4">línea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</text:span><text:span text:style-name="T5">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4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</text:span><text:span text:style-name="T9">1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5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30 h</text:span><text:span text:style-name="T13"><text:tab/></text:span><text:span text:style-name="T13"> <text:s text:c="5"/></text:span><text:span text:style-name="T13">00.30 h</text:span><text:span text:style-name="T17"><text:tab/></text:span><text:span text:style-name="T17"> 6.30</text:span><text:span text:style-name="T17"><text:tab/></text:span><text:span text:style-name="T17"> <text:s text:c="7"/></text:span><text:span text:style-name="T13">12.30</text:span><text:span text:style-name="T13"><text:tab/></text:span><text:span text:style-name="T13"> <text:s text:c="2"/>18.30 </text:span><text:span text:style-name="T13">h <text:s text:c="7"/></text:span><text:span text:style-name="T13">00.30 h</text:span><text:span text:style-name="T13"><text:tab/></text:span><text:span text:style-name="T13"> <text:s/>06.30h</text:span><text:span text:style-name="T13"><text:tab/></text:span><text:span text:style-name="T13"> <text:s text:c="9"/></text:span><text:span text:style-name="T13">12.30 h</text:span><text:span text:style-name="T13"><text:tab/></text:span><text:span text:style-name="T13"> <text:s text:c="3"/>18.30 </text:span><text:span text:style-name="T13">h <text:s text:c="7"/></text:span><text:span text:style-name="T13">23.30 h</text:span><text:span text:style-name="T13"><text:tab/></text:span><text:span text:style-name="T13"> <text:s/>05.30 </text:span><text:span text:style-name="T13">h</text:span><text:span text:style-name="T13"><text:tab/></text:span><text:span text:style-name="T13"> <text:s text:c="10"/></text:span><text:span text:style-name="T13">11.30h</text:span><text:span text:style-name="T13"><text:tab/></text:span><text:span text:style-name="T13"> <text:s text:c="3"/>17.30</text:span><text:span text:style-name="T13"><text:tab/></text:span><text:span text:style-name="T13"><text:tab/></text:span><text:span text:style-name="T13">23.30</text:span><text:span text:style-name="T13"><text:tab/></text:span><text:span text:style-name="T13"> <text:s text:c="4"/></text:span><text:span text:style-name="T13">05.30</text:span><text:span text:style-name="T13"><text:tab/></text:span><text:span text:style-name="T13"><text:tab/></text:span><text:span text:style-name="T13">11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8" draw:text-style-name="P22" draw:layer="layout" svg:width="30.988cm" svg:height="0.727cm" svg:x="0.762cm" svg:y="7.401cm">
          <draw:text-box>
            <text:p text:style-name="P18"><text:span text:style-name="T14">(15)</text:span><text:span text:style-name="T14"><text:tab/></text:span><text:span text:style-name="T14"> <text:s text:c="10"/>(15)</text:span><text:span text:style-name="T14"><text:tab/></text:span><text:span text:style-name="T14"><text:tab/></text:span><text:span text:style-name="T14"><text:tab/></text:span><text:span text:style-name="T14"> <text:s text:c="14"/>(16)</text:span><text:span text:style-name="T14"><text:tab/></text:span><text:span text:style-name="T14"> <text:s text:c="7"/>(16)</text:span><text:span text:style-name="T14"><text:tab/></text:span><text:span text:style-name="T14"> <text:s text:c="9"/></text:span><text:span text:style-name="T14"><text:tab/></text:span><text:span text:style-name="T14">(16) <text:s text:c="15"/></text:span><text:span text:style-name="T14"><text:s text:c="7"/>(16)</text:span><text:span text:style-name="T14"><text:tab/></text:span><text:span text:style-name="T14"><text:tab/></text:span><text:span text:style-name="T14">(16)</text:span><text:span text:style-name="T14"><text:tab/></text:span><text:span text:style-name="T14"> <text:s text:c="8"/>(16)</text:span><text:span text:style-name="T14"><text:tab/></text:span><text:span text:style-name="T14"><text:tab/></text:span><text:span text:style-name="T18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9" draw:text-style-name="P27" draw:layer="layout" svg:width="1.778cm" svg:height="3.431cm" svg:x="3.556cm" svg:y="8.382cm">
          <draw:text-box>
            <text:p><text:span text:style-name="T19">Falló la </text:span><text:span text:style-name="T19">4ta línea, </text:span><text:span text:style-name="T19">marcó </text:span><text:span text:style-name="T19">0ppm, </text:span><text:span text:style-name="T19">pero dejé </text:span><text:span text:style-name="T19">las </text:span><text:span text:style-name="T19">demás </text:span><text:span text:style-name="T19">igual. </text:span><text:span text:style-name="T19">Sino </text:span><text:span text:style-name="T19">SACAR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</text:span><text:span text:style-name="T5">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8"/></text:span><text:span text:style-name="T20">03.30 </text:span><text:span text:style-name="T13"><text:tab/></text:span><text:span text:style-name="T13"> <text:s text:c="4"/></text:span></text:p>
          </draw:text-box>
        </draw:frame>
        <draw:frame draw:style-name="gr26" draw:text-style-name="P21" draw:layer="layout" svg:width="1.041cm" svg:height="0.635cm" svg:x="1.778cm" svg:y="9.398cm">
          <draw:text-box>
            <text:p><text:span text:style-name="T12">(15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</text:span><text:span text:style-name="T5">correcta.</text:span></text:p>
          </draw:text-box>
        </draw:frame>
        <draw:frame draw:style-name="gr50" draw:text-style-name="P28" draw:layer="layout" svg:width="24.892cm" svg:height="0.963cm" svg:x="7.72cm" svg:y="7.874cm">
          <draw:text-box>
            <text:p text:style-name="P18"><text:span text:style-name="T13">15.30 h</text:span><text:span text:style-name="T13"><text:tab/></text:span><text:span text:style-name="T13"> <text:s text:c="7"/></text:span><text:span text:style-name="T13">21.30 h <text:s/></text:span><text:span text:style-name="T13"><text:s text:c="9"/></text:span><text:span text:style-name="T13">03.30 h <text:s/></text:span><text:span text:style-name="T13"><text:s text:c="7"/></text:span><text:span text:style-name="T13">09:30 h</text:span><text:span text:style-name="T13"><text:tab/></text:span><text:span text:style-name="T13"> <text:s/>15:30 </text:span><text:span text:style-name="T13">h</text:span><text:span text:style-name="T13"><text:tab/></text:span><text:span text:style-name="T13"><text:tab/></text:span><text:span text:style-name="T13"><text:tab/></text:span><text:span text:style-name="T13">02.30</text:span><text:span text:style-name="T13"><text:tab/></text:span><text:span text:style-name="T13"> <text:s text:c="10"/></text:span><text:span text:style-name="T13">08.30</text:span><text:span text:style-name="T13"><text:tab/></text:span><text:span text:style-name="T13">14.30</text:span><text:span text:style-name="T13"><text:tab/></text:span><text:span text:style-name="T13"> <text:s text:c="6"/></text:span><text:span text:style-name="T13">20.30</text:span><text:span text:style-name="T13"><text:tab/></text:span><text:span text:style-name="T13">02.30</text:span><text:span text:style-name="T13"><text:tab/></text:span><text:span text:style-name="T13"><text:tab/></text:span><text:span text:style-name="T13">08.30</text:span><text:span text:style-name="T13"><text:tab/></text:span><text:span text:style-name="T13"> <text:s/>14.30</text:span></text:p>
          </draw:text-box>
        </draw:frame>
        <draw:frame draw:style-name="gr51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6)</text:span><text:span text:style-name="T14"><text:tab/></text:span><text:span text:style-name="T14"> <text:s text:c="17"/></text:span><text:span text:style-name="T14">(16)</text:span><text:span text:style-name="T14"><text:tab/></text:span><text:span text:style-name="T14"> <text:s text:c="9"/>(16) <text:s text:c="5"/></text:span><text:span text:style-name="T14"><text:s text:c="17"/></text:span><text:span text:style-name="T14">(16)</text:span><text:span text:style-name="T14"><text:tab/></text:span><text:span text:style-name="T14"> <text:s text:c="7"/>(16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6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6.67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30.734cm" svg:y="8.382cm">
          <draw:text-box>
            <text:p><text:span text:style-name="T5">Medición </text:span><text:span text:style-name="T5">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8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9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0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1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</text:span><text:span text:style-name="T9">1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9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7.3</text:span><text:span text:style-name="T13">0 h</text:span><text:span text:style-name="T13"><text:tab/></text:span><text:span text:style-name="T13"> <text:s text:c="5"/></text:span><text:span text:style-name="T13">00.3</text:span><text:span text:style-name="T13">0 h</text:span><text:span text:style-name="T17"><text:tab/></text:span><text:span text:style-name="T17"> </text:span><text:span text:style-name="T17"><text:tab/></text:span><text:span text:style-name="T17"> <text:s text:c="7"/></text:span><text:span text:style-name="T13">11.3</text:span><text:span text:style-name="T13">0</text:span><text:span text:style-name="T13"><text:tab/></text:span><text:span text:style-name="T13"> <text:s text:c="2"/></text:span><text:span text:style-name="T13">17.3</text:span><text:span text:style-name="T13">0 h <text:s text:c="3"/></text:span><text:span text:style-name="T13"><text:s text:c="4"/></text:span><text:span text:style-name="T13">23.3</text:span><text:span text:style-name="T13">0 h</text:span><text:span text:style-name="T13"><text:tab/></text:span><text:span text:style-name="T13"> <text:s/></text:span><text:span text:style-name="T13">05.3</text:span><text:span text:style-name="T13">0h</text:span><text:span text:style-name="T13"><text:tab/></text:span><text:span text:style-name="T13"> <text:s text:c="9"/></text:span><text:span text:style-name="T13">11.3</text:span><text:span text:style-name="T13">0 h</text:span><text:span text:style-name="T13"><text:tab/></text:span><text:span text:style-name="T13"> <text:s text:c="3"/></text:span><text:span text:style-name="T13">17.3</text:span><text:span text:style-name="T13">0 h <text:s text:c="3"/></text:span><text:span text:style-name="T13"><text:s text:c="4"/></text:span><text:span text:style-name="T13"><text:tab/></text:span><text:span text:style-name="T13"><text:tab/></text:span><text:span text:style-name="T13"> <text:s/></text:span><text:span text:style-name="T13">06.3</text:span><text:span text:style-name="T13">0 h</text:span><text:span text:style-name="T13"><text:tab/></text:span><text:span text:style-name="T13"> <text:s text:c="9"/></text:span><text:span text:style-name="T13"><text:s/></text:span><text:span text:style-name="T13">12.3</text:span><text:span text:style-name="T13">0h</text:span><text:span text:style-name="T13"><text:tab/></text:span><text:span text:style-name="T13"> <text:s text:c="3"/></text:span><text:span text:style-name="T13">20.3</text:span><text:span text:style-name="T13">0</text:span><text:span text:style-name="T13"><text:tab/></text:span><text:span text:style-name="T13"><text:tab/></text:span><text:span text:style-name="T13">00</text:span><text:span text:style-name="T13"><text:tab/></text:span><text:span text:style-name="T13"> <text:s text:c="4"/></text:span><text:span text:style-name="T13">05.3</text:span><text:span text:style-name="T13">0</text:span><text:span text:style-name="T13"><text:tab/></text:span><text:span text:style-name="T13"><text:tab/></text:span><text:span text:style-name="T13">11.3</text:span><text:span text:style-name="T13">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52" draw:text-style-name="P22" draw:layer="layout" svg:width="30.988cm" svg:height="0.727cm" svg:x="0.762cm" svg:y="7.401cm">
          <draw:text-box>
            <text:p text:style-name="P18"><text:span text:style-name="T14">(17)</text:span><text:span text:style-name="T14"><text:tab/></text:span><text:span text:style-name="T14"> <text:s text:c="10"/>(18)</text:span><text:span text:style-name="T14"><text:tab/></text:span><text:span text:style-name="T14"><text:tab/></text:span><text:span text:style-name="T14"><text:tab/></text:span><text:span text:style-name="T14"> <text:s text:c="14"/></text:span><text:span text:style-name="T18">(19)</text:span><text:span text:style-name="T14"><text:tab/></text:span><text:span text:style-name="T14"> <text:s text:c="7"/>(19)</text:span><text:span text:style-name="T14"><text:tab/></text:span><text:span text:style-name="T14"> <text:s text:c="9"/></text:span><text:span text:style-name="T14"><text:tab/></text:span><text:span text:style-name="T14">(19) <text:s text:c="22"/>(19)</text:span><text:span text:style-name="T14"><text:tab/></text:span><text:span text:style-name="T14"><text:tab/></text:span><text:span text:style-name="T14">(19)</text:span><text:span text:style-name="T14"><text:tab/></text:span><text:span text:style-name="T14"> <text:s text:c="8"/>(19)</text:span><text:span text:style-name="T14"><text:tab/></text:span><text:span text:style-name="T14"><text:tab/></text:span><text:span text:style-name="T14"><text:tab/></text:span><text:span text:style-name="T14"> <text:s text:c="5"/>(20)</text:span><text:span text:style-name="T14"><text:tab/></text:span><text:span text:style-name="T14"><text:tab/></text:span><text:span text:style-name="T14">(20)</text:span><text:span text:style-name="T14"><text:tab/></text:span><text:span text:style-name="T14"> <text:s text:c="8"/>(20)</text:span><text:span text:style-name="T14"><text:tab/></text:span><text:span text:style-name="T14"><text:tab/></text:span><text:span text:style-name="T18">(21)</text:span><text:span text:style-name="T14"><text:tab/>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</text:span><text:span text:style-name="T5">e</text:span><text:span text:style-name="T5">d</text:span><text:span text:style-name="T5">i</text:span><text:span text:style-name="T5">c</text:span><text:span text:style-name="T5">i</text:span><text:span text:style-name="T5">ó</text:span><text:span text:style-name="T5">n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a</text:span><text:span text:style-name="T5">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</text:span><text:span text:style-name="T5">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26" draw:text-style-name="P29" draw:layer="layout" svg:width="1.041cm" svg:height="0.635cm" svg:x="1.778cm" svg:y="9.398cm">
          <draw:text-box>
            <text:p><text:span text:style-name="T21">(18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</text:span><text:span text:style-name="T5">correcta.</text:span></text:p>
          </draw:text-box>
        </draw:frame>
        <draw:frame draw:style-name="gr53" draw:text-style-name="P28" draw:layer="layout" svg:width="24.892cm" svg:height="0.963cm" svg:x="7.72cm" svg:y="7.874cm">
          <draw:text-box>
            <text:p text:style-name="P18"><text:span text:style-name="T13">14.30 h</text:span><text:span text:style-name="T13"><text:tab/></text:span><text:span text:style-name="T13"> <text:s text:c="7"/></text:span><text:span text:style-name="T13">20.30 h <text:s/></text:span><text:span text:style-name="T13"><text:s text:c="9"/></text:span><text:span text:style-name="T13">02.30 h <text:s/></text:span><text:span text:style-name="T13"><text:s text:c="7"/></text:span><text:span text:style-name="T13">08:30 h</text:span><text:span text:style-name="T13"><text:tab/></text:span><text:span text:style-name="T13"> <text:s/>14:30 </text:span><text:span text:style-name="T13">h</text:span><text:span text:style-name="T13"><text:tab/></text:span><text:span text:style-name="T13"><text:tab/></text:span><text:span text:style-name="T13"><text:tab/></text:span><text:span text:style-name="T13">03.30</text:span><text:span text:style-name="T13"><text:tab/></text:span><text:span text:style-name="T13"> <text:s text:c="10"/></text:span><text:span text:style-name="T13">09.30</text:span><text:span text:style-name="T13"><text:tab/></text:span><text:span text:style-name="T13">15.30</text:span><text:span text:style-name="T13"><text:tab/></text:span><text:span text:style-name="T13"> <text:s text:c="6"/></text:span><text:span text:style-name="T13"><text:tab/></text:span><text:span text:style-name="T13"><text:tab/></text:span><text:span text:style-name="T13">02.30</text:span><text:span text:style-name="T13"><text:tab/></text:span><text:span text:style-name="T13"><text:tab/></text:span><text:span text:style-name="T13">08.30</text:span><text:span text:style-name="T13"><text:tab/></text:span><text:span text:style-name="T13"> <text:s/>14.30</text:span></text:p>
          </draw:text-box>
        </draw:frame>
        <draw:frame draw:style-name="gr54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9)</text:span><text:span text:style-name="T14"><text:tab/></text:span><text:span text:style-name="T14"> <text:s text:c="17"/>(19)</text:span><text:span text:style-name="T14"><text:tab/></text:span><text:span text:style-name="T14"> <text:s text:c="9"/>(19) <text:s text:c="22"/>(19)</text:span><text:span text:style-name="T14"><text:tab/></text:span><text:span text:style-name="T14"> <text:s text:c="7"/>(19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</text:span><text:span text:style-name="T18">(20)</text:span><text:span text:style-name="T14"><text:tab/></text:span><text:span text:style-name="T14"><text:tab/></text:span><text:span text:style-name="T14">(20)</text:span><text:span text:style-name="T14"><text:tab/></text:span><text:span text:style-name="T14"> <text:s text:c="6"/>(20)</text:span><text:span text:style-name="T14"><text:tab/></text:span><text:span text:style-name="T14"><text:tab/>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</text:span><text:span text:style-name="T5">e</text:span><text:span text:style-name="T5">d</text:span><text:span text:style-name="T5">i</text:span><text:span text:style-name="T5">c</text:span><text:span text:style-name="T5">i</text:span><text:span text:style-name="T5">ó</text:span><text:span text:style-name="T5">n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a</text:span><text:span text:style-name="T5">.</text:span></text:p>
          </draw:text-box>
        </draw:frame>
        <draw:frame draw:style-name="gr13" draw:text-style-name="P11" draw:layer="layout" svg:width="1.692cm" svg:height="1.016cm" svg:x="26.67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</text:span><text:span text:style-name="T5">e</text:span><text:span text:style-name="T5">di</text:span><text:span text:style-name="T5">ci</text:span><text:span text:style-name="T5">ó</text:span><text:span text:style-name="T5">n </text:span><text:span text:style-name="T5">c</text:span><text:span text:style-name="T5">or</text:span><text:span text:style-name="T5">re</text:span><text:span text:style-name="T5">ct</text:span><text:span text:style-name="T5">a.</text:span></text:p>
          </draw:text-box>
        </draw:frame>
        <draw:frame draw:style-name="gr13" draw:text-style-name="P11" draw:layer="layout" svg:width="1.692cm" svg:height="1.016cm" svg:x="30.734cm" svg:y="8.382cm">
          <draw:text-box>
            <text:p><text:span text:style-name="T5">Medición </text:span><text:span text:style-name="T5">correcta.</text:span></text:p>
          </draw:text-box>
        </draw:frame>
        <draw:frame draw:style-name="gr45" draw:text-style-name="P10" draw:layer="layout" svg:width="1.778cm" svg:height="1.523cm" svg:x="18.034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75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63cm" svg:x="1cm" svg:y="4.041cm"/>
      <draw:page-thumbnail draw:layer="backgroundobjects" svg:width="8.999cm" svg:height="4.463cm" svg:x="1cm" svg:y="12.617cm"/>
      <draw:page-thumbnail draw:layer="backgroundobjects" svg:width="8.999cm" svg:height="4.463cm" svg:x="1cm" svg:y="21.193cm"/>
      <draw:page-thumbnail draw:layer="backgroundobjects" svg:width="8.999cm" svg:height="4.463cm" svg:x="11cm" svg:y="4.041cm"/>
      <draw:page-thumbnail draw:layer="backgroundobjects" svg:width="8.999cm" svg:height="4.463cm" svg:x="11cm" svg:y="12.617cm"/>
      <draw:page-thumbnail draw:layer="backgroundobjects" svg:width="8.999cm" svg:height="4.463cm" svg:x="11cm" svg:y="21.193cm"/>
    </style:handout-master>
    <style:master-page style:name="Default" style:page-layout-name="PM1" draw:style-name="Mdp1">
      <draw:frame presentation:style-name="Default-title" draw:layer="backgroundobjects" svg:width="28.574cm" svg:height="2.629cm" svg:x="1.585cm" svg:y="0.626cm" presentation:class="title" presentation:placeholder="true">
        <draw:text-box/>
      </draw:frame>
      <draw:frame presentation:style-name="Default-outline1" draw:layer="backgroundobjects" svg:width="28.574cm" svg:height="9.133cm" svg:x="1.585cm" svg:y="3.683cm" presentation:class="outline" presentation:placeholder="true">
        <draw:text-box/>
      </draw:frame>
      <draw:frame presentation:style-name="Mpr1" draw:text-style-name="MP2" draw:layer="backgroundobjects" svg:width="7.397cm" svg:height="1.085cm" svg:x="1.585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064cm" svg:height="1.085cm" svg:x="10.854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397cm" svg:height="1.085cm" svg:x="22.76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52:15.883389558</meta:creation-date>
    <dc:date>2022-04-10T23:27:31.949961467</dc:date>
    <meta:editing-duration>PT4H19M8S</meta:editing-duration>
    <meta:editing-cycles>18</meta:editing-cycles>
    <meta:generator>LibreOffice/6.4.7.2$Linux_X86_64 LibreOffice_project/40$Build-2</meta:generator>
    <meta:document-statistic meta:object-count="491"/>
  </office:meta>
</office:document-meta>
</file>